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3.2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edce6"/>
    </style:style>
    <style:style style:name="ce9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edce6"/>
    </style:style>
    <style:style style:name="ce2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5" table:default-cell-style-name="ce17"/>
        <table:table-column table:style-name="co6" table:number-columns-repeated="4" table:default-cell-style-name="ce17"/>
        <table:table-column table:style-name="co7" table:default-cell-style-name="ce17"/>
        <table:table-column table:style-name="co12" table:default-cell-style-name="ce17"/>
        <table:table-column table:style-name="co5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default-cell-style-name="ce17"/>
        <table:table-column table:style-name="co15" table:default-cell-style-name="ce17"/>
        <table:table-column table:style-name="co6" table:default-cell-style-name="ce17"/>
        <table:table-column table:style-name="co8" table:number-columns-repeated="51" table:default-cell-style-name="ce17"/>
        <table:table-row table:style-name="ro3"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8" office:value-type="string" calcext:value-type="string">
            <text:p>Query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 table:number-columns-repeated="51"/>
        </table:table-row>
        <table:table-row table:style-name="ro2">
          <table:table-cell table:style-name="ce16" office:value-type="string" calcext:value-type="string">
            <text:p>D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Computer Inform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">
          <table:table-cell table:style-name="ce16" office:value-type="string" calcext:value-type="string">
            <text:p>D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table:style-name="ce16" office:value-type="string" calcext:value-type="string">
            <text:p>D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 table:number-columns-repeated="51"/>
        </table:table-row>
        <table:table-row table:style-name="ro2">
          <table:table-cell table:style-name="ce1" office:value-type="string" calcext:value-type="string">
            <text:p>Frequency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Frequency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51"/>
        </table:table-row>
        <table:table-row table:style-name="ro2">
          <table:table-cell table:style-name="ce18" office:value-type="string" calcext:value-type="string">
            <text:p>IDF</text:p>
          </table:table-cell>
          <table:table-cell table:formula="of:=LOG(1000/[.B9];2)" office:value-type="float" office:value="1" calcext:value-type="float">
            <text:p>1</text:p>
          </table:table-cell>
          <table:table-cell table:formula="of:=LOG(1000/[.C9];2)" office:value-type="float" office:value="3.83650126771712" calcext:value-type="float">
            <text:p>3.83650126771712</text:p>
          </table:table-cell>
          <table:table-cell table:formula="of:=LOG(1000/[.D9];2)" office:value-type="float" office:value="2.73696559416621" calcext:value-type="float">
            <text:p>2.73696559416621</text:p>
          </table:table-cell>
          <table:table-cell table:formula="of:=LOG(1000/[.E9];2)" office:value-type="float" office:value="3.64385618977473" calcext:value-type="float">
            <text:p>3.64385618977473</text:p>
          </table:table-cell>
          <table:table-cell table:formula="of:=LOG(1000/[.F9];2)" office:value-type="float" office:value="1.73696559416621" calcext:value-type="float">
            <text:p>1.73696559416621</text:p>
          </table:table-cell>
          <table:table-cell/>
          <table:table-cell table:style-name="ce18" office:value-type="string" calcext:value-type="string">
            <text:p>IDF</text:p>
          </table:table-cell>
          <table:table-cell table:formula="of:=LOG(1000/[.I9];2)" office:value-type="float" office:value="1" calcext:value-type="float">
            <text:p>1</text:p>
          </table:table-cell>
          <table:table-cell table:formula="of:=LOG(1000/[.J9];2)" office:value-type="float" office:value="3.83650126771712" calcext:value-type="float">
            <text:p>3.83650126771712</text:p>
          </table:table-cell>
          <table:table-cell table:formula="of:=LOG(1000/[.K9];2)" office:value-type="float" office:value="2.73696559416621" calcext:value-type="float">
            <text:p>2.73696559416621</text:p>
          </table:table-cell>
          <table:table-cell table:formula="of:=LOG(1000/[.L9];2)" office:value-type="float" office:value="3.64385618977473" calcext:value-type="float">
            <text:p>3.64385618977473</text:p>
          </table:table-cell>
          <table:table-cell table:formula="of:=LOG(1000/[.M9];2)" office:value-type="float" office:value="1.73696559416621" calcext:value-type="float">
            <text:p>1.73696559416621</text:p>
          </table:table-cell>
          <table:table-cell table:number-columns-repeated="51"/>
        </table:table-row>
        <table:table-row table:style-name="ro2">
          <table:table-cell table:style-name="ce18" office:value-type="string" calcext:value-type="string" table:number-columns-spanned="6" table:number-rows-spanned="1">
            <text:p>TF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1">
            <text:p>TF</text:p>
          </table:table-cell>
          <table:covered-table-cell table:number-columns-repeated="5"/>
          <table:table-cell table:number-columns-repeated="51"/>
        </table:table-row>
        <table:table-row table:style-name="ro3"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 table:number-columns-repeated="51"/>
        </table:table-row>
        <table:table-row table:style-name="ro2">
          <table:table-cell table:style-name="ce16" office:value-type="string" calcext:value-type="string">
            <text:p>D1</text:p>
          </table:table-cell>
          <table:table-cell table:style-name="ce16" table:formula="of:=IF([.B2]&gt;0;[.B2]/MAX([.$B2:.$F2]);0)" office:value-type="float" office:value="0.576923076923077" calcext:value-type="float">
            <text:p>0.576923076923077</text:p>
          </table:table-cell>
          <table:table-cell table:style-name="ce16" table:formula="of:=IF([.C2]&gt;0;[.C2]/MAX([.$B2:.$F2]);0)" office:value-type="float" office:value="0.384615384615385" calcext:value-type="float">
            <text:p>0.384615384615385</text:p>
          </table:table-cell>
          <table:table-cell table:style-name="ce16" table:formula="of:=IF([.D2]&gt;0;[.D2]/MAX([.$B2:.$F2]);0)" office:value-type="float" office:value="1" calcext:value-type="float">
            <text:p>1</text:p>
          </table:table-cell>
          <table:table-cell table:style-name="ce16" table:formula="of:=IF([.E2]&gt;0;[.E2]/MAX([.$B2:.$F2]);0)" office:value-type="float" office:value="0" calcext:value-type="float">
            <text:p>0</text:p>
          </table:table-cell>
          <table:table-cell table:style-name="ce16" table:formula="of:=IF([.F2]&gt;0;[.F2]/MAX([.$B2:.$F2]);0)" office:value-type="float" office:value="0.0384615384615385" calcext:value-type="float">
            <text:p>0.038461538461539</text:p>
          </table:table-cell>
          <table:table-cell/>
          <table:table-cell table:style-name="ce18" office:value-type="string" calcext:value-type="string">
            <text:p>Computer Information</text:p>
          </table:table-cell>
          <table:table-cell table:style-name="ce16" table:formula="of:=[.I2]/MAX([.$I2:.$M2])" office:value-type="float" office:value="0" calcext:value-type="float">
            <text:p>0</text:p>
          </table:table-cell>
          <table:table-cell table:style-name="ce16" table:formula="of:=[.J2]/MAX([.$I2:.$M2])" office:value-type="float" office:value="0" calcext:value-type="float">
            <text:p>0</text:p>
          </table:table-cell>
          <table:table-cell table:style-name="ce16" table:formula="of:=[.K2]/MAX([.$I2:.$M2])" office:value-type="float" office:value="1" calcext:value-type="float">
            <text:p>1</text:p>
          </table:table-cell>
          <table:table-cell table:style-name="ce16" table:formula="of:=[.L2]/MAX([.$I2:.$M2])" office:value-type="float" office:value="0" calcext:value-type="float">
            <text:p>0</text:p>
          </table:table-cell>
          <table:table-cell table:style-name="ce16" table:formula="of:=[.M2]/MAX([.$I2:.$M2])" office:value-type="float" office:value="1" calcext:value-type="float">
            <text:p>1</text:p>
          </table:table-cell>
          <table:table-cell table:number-columns-repeated="51"/>
        </table:table-row>
        <table:table-row table:style-name="ro2">
          <table:table-cell table:style-name="ce16" office:value-type="string" calcext:value-type="string">
            <text:p>D2</text:p>
          </table:table-cell>
          <table:table-cell table:style-name="ce16" table:formula="of:=IF([.B3]&gt;0;[.B3]/MAX([.$B3:.$F3]);0)" office:value-type="float" office:value="0.0909090909090909" calcext:value-type="float">
            <text:p>0.090909090909091</text:p>
          </table:table-cell>
          <table:table-cell table:style-name="ce16" table:formula="of:=IF([.C3]&gt;0;[.C3]/MAX([.$B3:.$F3]);0)" office:value-type="float" office:value="1" calcext:value-type="float">
            <text:p>1</text:p>
          </table:table-cell>
          <table:table-cell table:style-name="ce16" table:formula="of:=IF([.D3]&gt;0;[.D3]/MAX([.$B3:.$F3]);0)" office:value-type="float" office:value="0.212121212121212" calcext:value-type="float">
            <text:p>0.212121212121212</text:p>
          </table:table-cell>
          <table:table-cell table:style-name="ce16" table:formula="of:=IF([.E3]&gt;0;[.E3]/MAX([.$B3:.$F3]);0)" office:value-type="float" office:value="0.121212121212121" calcext:value-type="float">
            <text:p>0.121212121212121</text:p>
          </table:table-cell>
          <table:table-cell table:style-name="ce16" table:formula="of:=IF([.F3]&gt;0;[.F3]/MAX([.$B3:.$F3]);0)" office:value-type="float" office:value="0.151515151515152" calcext:value-type="float">
            <text:p>0.151515151515152</text:p>
          </table:table-cell>
          <table:table-cell table:number-columns-repeated="58"/>
        </table:table-row>
        <table:table-row table:style-name="ro2">
          <table:table-cell table:style-name="ce16" office:value-type="string" calcext:value-type="string">
            <text:p>D3</text:p>
          </table:table-cell>
          <table:table-cell table:style-name="ce16" table:formula="of:=IF([.B4]&gt;0;[.B4]/MAX([.$B4:.$F4]);0)" office:value-type="float" office:value="0.101449275362319" calcext:value-type="float">
            <text:p>0.101449275362319</text:p>
          </table:table-cell>
          <table:table-cell table:style-name="ce16" table:formula="of:=IF([.C4]&gt;0;[.C4]/MAX([.$B4:.$F4]);0)" office:value-type="float" office:value="0.0289855072463768" calcext:value-type="float">
            <text:p>0.028985507246377</text:p>
          </table:table-cell>
          <table:table-cell table:style-name="ce16" table:formula="of:=IF([.D4]&gt;0;[.D4]/MAX([.$B4:.$F4]);0)" office:value-type="float" office:value="0" calcext:value-type="float">
            <text:p>0</text:p>
          </table:table-cell>
          <table:table-cell table:style-name="ce16" table:formula="of:=IF([.E4]&gt;0;[.E4]/MAX([.$B4:.$F4]);0)" office:value-type="float" office:value="0.0869565217391304" calcext:value-type="float">
            <text:p>0.08695652173913</text:p>
          </table:table-cell>
          <table:table-cell table:style-name="ce16" table:formula="of:=IF([.F4]&gt;0;[.F4]/MAX([.$B4:.$F4]);0)"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18" office:value-type="string" calcext:value-type="string" table:number-columns-spanned="6" table:number-rows-spanned="1">
            <text:p>TF-IDF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1">
            <text:p>TF-IDF</text:p>
          </table:table-cell>
          <table:covered-table-cell table:number-columns-repeated="5"/>
          <table:table-cell table:number-columns-repeated="51"/>
        </table:table-row>
        <table:table-row table:style-name="ro3"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8"/>
          <table:table-cell table:number-columns-repeated="49"/>
        </table:table-row>
        <table:table-row table:style-name="ro2">
          <table:table-cell table:style-name="ce19" office:value-type="string" calcext:value-type="string">
            <text:p>D1</text:p>
          </table:table-cell>
          <table:table-cell table:style-name="ce19" table:formula="of:=[.B13]*[.B$10]" office:value-type="float" office:value="0.576923076923077" calcext:value-type="float">
            <text:p>0.576923076923077</text:p>
          </table:table-cell>
          <table:table-cell table:style-name="ce19" table:formula="of:=[.C13]*[.C$10]" office:value-type="float" office:value="1.47557741066043" calcext:value-type="float">
            <text:p>1.47557741066043</text:p>
          </table:table-cell>
          <table:table-cell table:style-name="ce19" table:formula="of:=[.D13]*[.D$10]" office:value-type="float" office:value="2.73696559416621" calcext:value-type="float">
            <text:p>2.73696559416621</text:p>
          </table:table-cell>
          <table:table-cell table:style-name="ce19" table:formula="of:=[.E13]*[.E$10]" office:value-type="float" office:value="0" calcext:value-type="float">
            <text:p>0</text:p>
          </table:table-cell>
          <table:table-cell table:style-name="ce19" table:formula="of:=[.F13]*[.F$10]" office:value-type="float" office:value="0.0668063690063926" calcext:value-type="float">
            <text:p>0.066806369006393</text:p>
          </table:table-cell>
          <table:table-cell/>
          <table:table-cell table:style-name="ce6" office:value-type="string" calcext:value-type="string">
            <text:p>Computer Information</text:p>
          </table:table-cell>
          <table:table-cell table:style-name="ce19" table:formula="of:=[.I13]*[.I$10]" office:value-type="float" office:value="0" calcext:value-type="float">
            <text:p>0</text:p>
          </table:table-cell>
          <table:table-cell table:style-name="ce19" table:formula="of:=[.J13]*[.J$10]" office:value-type="float" office:value="0" calcext:value-type="float">
            <text:p>0</text:p>
          </table:table-cell>
          <table:table-cell table:style-name="ce19" table:formula="of:=[.K13]*[.K$10]" office:value-type="float" office:value="2.73696559416621" calcext:value-type="float">
            <text:p>2.73696559416621</text:p>
          </table:table-cell>
          <table:table-cell table:style-name="ce19" table:formula="of:=[.L13]*[.L$10]" office:value-type="float" office:value="0" calcext:value-type="float">
            <text:p>0</text:p>
          </table:table-cell>
          <table:table-cell table:style-name="ce19" table:formula="of:=[.M13]*[.M$10]" office:value-type="float" office:value="1.73696559416621" calcext:value-type="float">
            <text:p>1.73696559416621</text:p>
          </table:table-cell>
          <table:table-cell table:number-columns-repeated="51"/>
        </table:table-row>
        <table:table-row table:style-name="ro2">
          <table:table-cell table:style-name="ce19" office:value-type="string" calcext:value-type="string">
            <text:p>D2</text:p>
          </table:table-cell>
          <table:table-cell table:style-name="ce19" table:formula="of:=[.B14]*[.B$10]" office:value-type="float" office:value="0.0909090909090909" calcext:value-type="float">
            <text:p>0.090909090909091</text:p>
          </table:table-cell>
          <table:table-cell table:style-name="ce19" table:formula="of:=[.C14]*[.C$10]" office:value-type="float" office:value="3.83650126771712" calcext:value-type="float">
            <text:p>3.83650126771712</text:p>
          </table:table-cell>
          <table:table-cell table:style-name="ce19" table:formula="of:=[.D14]*[.D$10]" office:value-type="float" office:value="0.580568459368589" calcext:value-type="float">
            <text:p>0.580568459368589</text:p>
          </table:table-cell>
          <table:table-cell table:style-name="ce19" table:formula="of:=[.E14]*[.E$10]" office:value-type="float" office:value="0.441679538154512" calcext:value-type="float">
            <text:p>0.441679538154512</text:p>
          </table:table-cell>
          <table:table-cell table:style-name="ce19" table:formula="of:=[.F14]*[.F$10]" office:value-type="float" office:value="0.263176605176698" calcext:value-type="float">
            <text:p>0.263176605176698</text:p>
          </table:table-cell>
          <table:table-cell/>
          <table:table-cell table:style-name="ce16" table:number-columns-repeated="6"/>
          <table:table-cell table:number-columns-repeated="51"/>
        </table:table-row>
        <table:table-row table:style-name="ro2">
          <table:table-cell table:style-name="ce19" office:value-type="string" calcext:value-type="string">
            <text:p>D3</text:p>
          </table:table-cell>
          <table:table-cell table:style-name="ce19" table:formula="of:=[.B15]*[.B$10]" office:value-type="float" office:value="0.101449275362319" calcext:value-type="float">
            <text:p>0.101449275362319</text:p>
          </table:table-cell>
          <table:table-cell table:style-name="ce19" table:formula="of:=[.C15]*[.C$10]" office:value-type="float" office:value="0.111202935296148" calcext:value-type="float">
            <text:p>0.111202935296148</text:p>
          </table:table-cell>
          <table:table-cell table:style-name="ce19" table:formula="of:=[.D15]*[.D$10]" office:value-type="float" office:value="0" calcext:value-type="float">
            <text:p>0</text:p>
          </table:table-cell>
          <table:table-cell table:style-name="ce19" table:formula="of:=[.E15]*[.E$10]" office:value-type="float" office:value="0.316857059980411" calcext:value-type="float">
            <text:p>0.316857059980411</text:p>
          </table:table-cell>
          <table:table-cell table:style-name="ce19" table:formula="of:=[.F15]*[.F$10]" office:value-type="float" office:value="1.73696559416621" calcext:value-type="float">
            <text:p>1.73696559416621</text:p>
          </table:table-cell>
          <table:table-cell/>
          <table:table-cell table:style-name="ce16" table:number-columns-repeated="6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 table:number-columns-spanned="6" table:number-rows-spanned="1">
            <text:p>Wq X Wd</text:p>
          </table:table-cell>
          <table:covered-table-cell table:number-columns-repeated="5"/>
          <table:table-cell/>
          <table:table-cell table:style-name="ce18" office:value-type="string" calcext:value-type="string">
            <text:p>Vector Normal</text:p>
          </table:table-cell>
          <table:table-cell/>
          <table:table-cell table:style-name="ce18" office:value-type="string" calcext:value-type="string">
            <text:p>SUM Wq X Wd</text:p>
          </table:table-cell>
          <table:table-cell/>
          <table:table-cell table:style-name="ce18" office:value-type="string" calcext:value-type="string">
            <text:p>Cosine Similarity</text:p>
          </table:table-cell>
          <table:table-cell table:number-columns-repeated="52"/>
        </table:table-row>
        <table:table-row table:style-name="ro2"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 table:number-columns-repeated="58"/>
        </table:table-row>
        <table:table-row table:style-name="ro2">
          <table:table-cell table:style-name="ce19" office:value-type="string" calcext:value-type="string">
            <text:p>D1</text:p>
          </table:table-cell>
          <table:table-cell table:style-name="ce19" table:formula="of:=[.B19]*[.B$28]" office:value-type="float" office:value="0" calcext:value-type="float">
            <text:p>0</text:p>
          </table:table-cell>
          <table:table-cell table:style-name="ce19" table:formula="of:=[.C19]*[.C$28]" office:value-type="float" office:value="0" calcext:value-type="float">
            <text:p>0</text:p>
          </table:table-cell>
          <table:table-cell table:style-name="ce19" table:formula="of:=[.D19]*[.D$28]" office:value-type="float" office:value="7.49098066364957" calcext:value-type="float">
            <text:p>7.49098066364957</text:p>
          </table:table-cell>
          <table:table-cell table:style-name="ce19" table:formula="of:=[.E19]*[.E$28]" office:value-type="float" office:value="0" calcext:value-type="float">
            <text:p>0</text:p>
          </table:table-cell>
          <table:table-cell table:style-name="ce19" table:formula="of:=[.F19]*[.F$28]" office:value-type="float" office:value="0.116040364435275" calcext:value-type="float">
            <text:p>0.116040364435275</text:p>
          </table:table-cell>
          <table:table-cell/>
          <table:table-cell table:formula="of:=SQRT([.B25]^2 + [.C25]^2 + [.D25]^2 + [.E25]^2 + [.F25]^2)" office:value-type="float" office:value="7.49187938166052" calcext:value-type="float">
            <text:p>7.49187938166052</text:p>
          </table:table-cell>
          <table:table-cell/>
          <table:table-cell table:formula="of:=SUM([.B25:.F25])" office:value-type="float" office:value="7.60702102808485" calcext:value-type="float">
            <text:p>7.60702102808485</text:p>
          </table:table-cell>
          <table:table-cell/>
          <table:table-cell table:formula="of:=[.J25]/([.H25]*[.H28])" office:value-type="float" office:value="0.313229880813081" calcext:value-type="float">
            <text:p>0.313229880813081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>
            <text:p>D2</text:p>
          </table:table-cell>
          <table:table-cell table:style-name="ce19" table:formula="of:=[.B20]*[.B$28]" office:value-type="float" office:value="0" calcext:value-type="float">
            <text:p>0</text:p>
          </table:table-cell>
          <table:table-cell table:style-name="ce19" table:formula="of:=[.C20]*[.C$28]" office:value-type="float" office:value="0" calcext:value-type="float">
            <text:p>0</text:p>
          </table:table-cell>
          <table:table-cell table:style-name="ce19" table:formula="of:=[.D20]*[.D$28]" office:value-type="float" office:value="1.58899589834991" calcext:value-type="float">
            <text:p>1.58899589834991</text:p>
          </table:table-cell>
          <table:table-cell table:style-name="ce19" table:formula="of:=[.E20]*[.E$28]" office:value-type="float" office:value="0" calcext:value-type="float">
            <text:p>0</text:p>
          </table:table-cell>
          <table:table-cell table:style-name="ce19" table:formula="of:=[.F20]*[.F$28]" office:value-type="float" office:value="0.457128708381388" calcext:value-type="float">
            <text:p>0.457128708381388</text:p>
          </table:table-cell>
          <table:table-cell/>
          <table:table-cell table:formula="of:=SQRT([.B26]^2 + [.C26]^2 + [.D26]^2 + [.E26]^2 + [.F26]^2)" office:value-type="float" office:value="1.65344326210465" calcext:value-type="float">
            <text:p>1.65344326210465</text:p>
          </table:table-cell>
          <table:table-cell/>
          <table:table-cell table:formula="of:=SUM([.B26:.F26])" office:value-type="float" office:value="2.0461246067313" calcext:value-type="float">
            <text:p>2.0461246067313</text:p>
          </table:table-cell>
          <table:table-cell/>
          <table:table-cell table:formula="of:=[.J26]/([.H26]*[.H28])" office:value-type="float" office:value="0.38175270819129" calcext:value-type="float">
            <text:p>0.38175270819129</text:p>
          </table:table-cell>
          <table:table-cell table:number-columns-repeated="52"/>
        </table:table-row>
        <table:table-row table:style-name="ro2">
          <table:table-cell table:style-name="ce19" office:value-type="string" calcext:value-type="string">
            <text:p>D3</text:p>
          </table:table-cell>
          <table:table-cell table:style-name="ce19" table:formula="of:=[.B21]*[.B$28]" office:value-type="float" office:value="0" calcext:value-type="float">
            <text:p>0</text:p>
          </table:table-cell>
          <table:table-cell table:style-name="ce19" table:formula="of:=[.C21]*[.C$28]" office:value-type="float" office:value="0" calcext:value-type="float">
            <text:p>0</text:p>
          </table:table-cell>
          <table:table-cell table:style-name="ce19" table:formula="of:=[.D21]*[.D$28]" office:value-type="float" office:value="0" calcext:value-type="float">
            <text:p>0</text:p>
          </table:table-cell>
          <table:table-cell table:style-name="ce19" table:formula="of:=[.E21]*[.E$28]" office:value-type="float" office:value="0" calcext:value-type="float">
            <text:p>0</text:p>
          </table:table-cell>
          <table:table-cell table:style-name="ce19" table:formula="of:=[.F21]*[.F$28]" office:value-type="float" office:value="3.01704947531716" calcext:value-type="float">
            <text:p>3.01704947531716</text:p>
          </table:table-cell>
          <table:table-cell/>
          <table:table-cell table:formula="of:=SQRT([.B27]^2 + [.C27]^2 + [.D27]^2 + [.E27]^2 + [.F27]^2)" office:value-type="float" office:value="3.01704947531716" calcext:value-type="float">
            <text:p>3.01704947531716</text:p>
          </table:table-cell>
          <table:table-cell/>
          <table:table-cell table:formula="of:=SUM([.B27:.F27])" office:value-type="float" office:value="3.01704947531716" calcext:value-type="float">
            <text:p>3.01704947531716</text:p>
          </table:table-cell>
          <table:table-cell/>
          <table:table-cell table:formula="of:=[.J27]/([.H27]*[.H28])" office:value-type="float" office:value="0.308488760201878" calcext:value-type="float">
            <text:p>0.308488760201878</text:p>
          </table:table-cell>
          <table:table-cell table:number-columns-repeated="52"/>
        </table:table-row>
        <table:table-row table:style-name="ro2">
          <table:table-cell table:style-name="ce6" office:value-type="string" calcext:value-type="string">
            <text:p>Computer Information</text:p>
          </table:table-cell>
          <table:table-cell table:style-name="ce19" table:formula="of:=[.I$13]*[.I$10]" office:value-type="float" office:value="0" calcext:value-type="float">
            <text:p>0</text:p>
          </table:table-cell>
          <table:table-cell table:style-name="ce19" table:formula="of:=[.J$13]*[.J$10]" office:value-type="float" office:value="0" calcext:value-type="float">
            <text:p>0</text:p>
          </table:table-cell>
          <table:table-cell table:style-name="ce19" table:formula="of:=[.K$13]*[.K$10]" office:value-type="float" office:value="2.73696559416621" calcext:value-type="float">
            <text:p>2.73696559416621</text:p>
          </table:table-cell>
          <table:table-cell table:style-name="ce19" table:formula="of:=[.L$13]*[.L$10]" office:value-type="float" office:value="0" calcext:value-type="float">
            <text:p>0</text:p>
          </table:table-cell>
          <table:table-cell table:style-name="ce19" table:formula="of:=[.M$13]*[.M$10]" office:value-type="float" office:value="1.73696559416621" calcext:value-type="float">
            <text:p>1.73696559416621</text:p>
          </table:table-cell>
          <table:table-cell/>
          <table:table-cell table:formula="of:=SQRT([.B28]^2 + [.C28]^2 + [.D28]^2 + [.E28]^2 + [.F28]^2)" office:value-type="float" office:value="3.24160918973382" calcext:value-type="float">
            <text:p>3.24160918973382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formula="of:=[.B25]-[.B$28]" office:value-type="float" office:value="0" calcext:value-type="float">
            <text:p>0</text:p>
          </table:table-cell>
          <table:table-cell table:formula="of:=[.C25]-[.C$28]" office:value-type="float" office:value="0" calcext:value-type="float">
            <text:p>0</text:p>
          </table:table-cell>
          <table:table-cell table:formula="of:=[.D25]-[.D$28]" office:value-type="float" office:value="4.75401506948336" calcext:value-type="float">
            <text:p>4.75401506948336</text:p>
          </table:table-cell>
          <table:table-cell table:formula="of:=[.E25]-[.E$28]" office:value-type="float" office:value="0" calcext:value-type="float">
            <text:p>0</text:p>
          </table:table-cell>
          <table:table-cell table:formula="of:=[.F25]-[.F$28]" office:value-type="float" office:value="-1.62092522973094" calcext:value-type="float">
            <text:p>-1.62092522973094</text:p>
          </table:table-cell>
          <table:table-cell/>
          <table:table-cell table:formula="of:=SQRT([.B30]^2 + [.C30]^2 + [.D30]^2 + [.E30]^2 + [.F30]^2)" office:value-type="float" office:value="5.02275401361177" calcext:value-type="float">
            <text:p>5.02275401361177</text:p>
          </table:table-cell>
          <table:table-cell table:number-columns-repeated="56"/>
        </table:table-row>
        <table:table-row table:style-name="ro2">
          <table:table-cell/>
          <table:table-cell table:formula="of:=[.B26]-[.B$28]" office:value-type="float" office:value="0" calcext:value-type="float">
            <text:p>0</text:p>
          </table:table-cell>
          <table:table-cell table:formula="of:=[.C26]-[.C$28]" office:value-type="float" office:value="0" calcext:value-type="float">
            <text:p>0</text:p>
          </table:table-cell>
          <table:table-cell table:formula="of:=[.D26]-[.D$28]" office:value-type="float" office:value="-1.1479696958163" calcext:value-type="float">
            <text:p>-1.1479696958163</text:p>
          </table:table-cell>
          <table:table-cell table:formula="of:=[.E26]-[.E$28]" office:value-type="float" office:value="0" calcext:value-type="float">
            <text:p>0</text:p>
          </table:table-cell>
          <table:table-cell table:formula="of:=[.F26]-[.F$28]" office:value-type="float" office:value="-1.27983688578482" calcext:value-type="float">
            <text:p>-1.27983688578482</text:p>
          </table:table-cell>
          <table:table-cell/>
          <table:table-cell table:formula="of:=SQRT([.B31]^2 + [.C31]^2 + [.D31]^2 + [.E31]^2 + [.F31]^2)" office:value-type="float" office:value="1.7192489280869" calcext:value-type="float">
            <text:p>1.7192489280869</text:p>
          </table:table-cell>
          <table:table-cell table:number-columns-repeated="56"/>
        </table:table-row>
        <table:table-row table:style-name="ro2">
          <table:table-cell/>
          <table:table-cell table:formula="of:=[.B27]-[.B$28]" office:value-type="float" office:value="0" calcext:value-type="float">
            <text:p>0</text:p>
          </table:table-cell>
          <table:table-cell table:formula="of:=[.C27]-[.C$28]" office:value-type="float" office:value="0" calcext:value-type="float">
            <text:p>0</text:p>
          </table:table-cell>
          <table:table-cell table:formula="of:=[.D27]-[.D$28]" office:value-type="float" office:value="-2.73696559416621" calcext:value-type="float">
            <text:p>-2.73696559416621</text:p>
          </table:table-cell>
          <table:table-cell table:formula="of:=[.E27]-[.E$28]" office:value-type="float" office:value="0" calcext:value-type="float">
            <text:p>0</text:p>
          </table:table-cell>
          <table:table-cell table:formula="of:=[.F27]-[.F$28]" office:value-type="float" office:value="1.28008388115095" calcext:value-type="float">
            <text:p>1.28008388115095</text:p>
          </table:table-cell>
          <table:table-cell/>
          <table:table-cell table:formula="of:=SQRT([.B32]^2 + [.C32]^2 + [.D32]^2 + [.E32]^2 + [.F32]^2)" office:value-type="float" office:value="3.02152203474211" calcext:value-type="float">
            <text:p>3.02152203474211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" office:value-type="string" calcext:value-type="string">
            <text:p>Doc/Term</text:p>
          </table:table-cell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formation</text:p>
          </table:table-cell>
          <table:table-cell table:number-columns-repeated="58"/>
        </table:table-row>
        <table:table-row table:style-name="ro2">
          <table:table-cell table:style-name="ce19" office:value-type="string" calcext:value-type="string">
            <text:p>D1</text:p>
          </table:table-cell>
          <table:table-cell table:style-name="ce19" table:formula="of:=[.B13]*[.B$10]" office:value-type="float" office:value="0.576923076923077" calcext:value-type="float">
            <text:p>0.576923076923077</text:p>
          </table:table-cell>
          <table:table-cell table:style-name="ce19" table:formula="of:=[.C13]*[.C$10]" office:value-type="float" office:value="1.47557741066043" calcext:value-type="float">
            <text:p>1.47557741066043</text:p>
          </table:table-cell>
          <table:table-cell table:style-name="ce19" table:formula="of:=[.D13]*[.D$10]" office:value-type="float" office:value="2.73696559416621" calcext:value-type="float">
            <text:p>2.73696559416621</text:p>
          </table:table-cell>
          <table:table-cell table:style-name="ce19" table:formula="of:=[.E13]*[.E$10]" office:value-type="float" office:value="0" calcext:value-type="float">
            <text:p>0</text:p>
          </table:table-cell>
          <table:table-cell table:style-name="ce19" table:formula="of:=[.F13]*[.F$10]" office:value-type="float" office:value="0.0668063690063926" calcext:value-type="float">
            <text:p>0.066806369006393</text:p>
          </table:table-cell>
          <table:table-cell table:number-columns-repeated="58"/>
        </table:table-row>
        <table:table-row table:style-name="ro2">
          <table:table-cell table:style-name="ce19" office:value-type="string" calcext:value-type="string">
            <text:p>D2</text:p>
          </table:table-cell>
          <table:table-cell table:style-name="ce19" table:formula="of:=[.B14]*[.B$10]" office:value-type="float" office:value="0.0909090909090909" calcext:value-type="float">
            <text:p>0.090909090909091</text:p>
          </table:table-cell>
          <table:table-cell table:style-name="ce19" table:formula="of:=[.C14]*[.C$10]" office:value-type="float" office:value="3.83650126771712" calcext:value-type="float">
            <text:p>3.83650126771712</text:p>
          </table:table-cell>
          <table:table-cell table:style-name="ce19" table:formula="of:=[.D14]*[.D$10]" office:value-type="float" office:value="0.580568459368589" calcext:value-type="float">
            <text:p>0.580568459368589</text:p>
          </table:table-cell>
          <table:table-cell table:style-name="ce19" table:formula="of:=[.E14]*[.E$10]" office:value-type="float" office:value="0.441679538154512" calcext:value-type="float">
            <text:p>0.441679538154512</text:p>
          </table:table-cell>
          <table:table-cell table:style-name="ce19" table:formula="of:=[.F14]*[.F$10]" office:value-type="float" office:value="0.263176605176698" calcext:value-type="float">
            <text:p>0.263176605176698</text:p>
          </table:table-cell>
          <table:table-cell table:number-columns-repeated="58"/>
        </table:table-row>
        <table:table-row table:style-name="ro2">
          <table:table-cell table:style-name="ce19" office:value-type="string" calcext:value-type="string">
            <text:p>D3</text:p>
          </table:table-cell>
          <table:table-cell table:style-name="ce19" table:formula="of:=[.B15]*[.B$10]" office:value-type="float" office:value="0.101449275362319" calcext:value-type="float">
            <text:p>0.101449275362319</text:p>
          </table:table-cell>
          <table:table-cell table:style-name="ce19" table:formula="of:=[.C15]*[.C$10]" office:value-type="float" office:value="0.111202935296148" calcext:value-type="float">
            <text:p>0.111202935296148</text:p>
          </table:table-cell>
          <table:table-cell table:style-name="ce19" table:formula="of:=[.D15]*[.D$10]" office:value-type="float" office:value="0" calcext:value-type="float">
            <text:p>0</text:p>
          </table:table-cell>
          <table:table-cell table:style-name="ce19" table:formula="of:=[.E15]*[.E$10]" office:value-type="float" office:value="0.316857059980411" calcext:value-type="float">
            <text:p>0.316857059980411</text:p>
          </table:table-cell>
          <table:table-cell table:style-name="ce19" table:formula="of:=[.F15]*[.F$10]" office:value-type="float" office:value="1.73696559416621" calcext:value-type="float">
            <text:p>1.73696559416621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8" office:value-type="string" calcext:value-type="string">
            <text:p>Term/Doc</text:p>
          </table:table-cell>
          <table:table-cell table:style-name="ce18" office:value-type="string" calcext:value-type="string">
            <text:p>D1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D3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retrieval</text:p>
          </table:table-cell>
          <table:table-cell table:style-name="ce19" table:formula="of:=[.B$36]" office:value-type="float" office:value="0.576923076923077" calcext:value-type="float">
            <text:p>0.576923076923077</text:p>
          </table:table-cell>
          <table:table-cell table:style-name="ce19" table:formula="of:=[.B$37]" office:value-type="float" office:value="0.0909090909090909" calcext:value-type="float">
            <text:p>0.090909090909091</text:p>
          </table:table-cell>
          <table:table-cell table:style-name="ce19" table:formula="of:=[.B$38]" office:value-type="float" office:value="0.101449275362319" calcext:value-type="float">
            <text:p>0.101449275362319</text:p>
          </table:table-cell>
          <table:table-cell/>
          <table:table-cell table:number-matrix-columns-spanned="5" table:number-matrix-rows-spanned="5" table:formula="of:=MMULT([.B42:.D46];[.B36:.F38])" office:value-type="float" office:value="0.351396654967848" calcext:value-type="float">
            <text:p>0.351396654967848</text:p>
          </table:table-cell>
          <table:table-cell office:value-type="float" office:value="1.2113489597201" calcext:value-type="float">
            <text:p>1.2113489597201</text:p>
          </table:table-cell>
          <table:table-cell office:value-type="float" office:value="1.63179756287066" calcext:value-type="float">
            <text:p>1.63179756287066</text:p>
          </table:table-cell>
          <table:table-cell office:value-type="float" office:value="0.0722976044152214" calcext:value-type="float">
            <text:p>0.072297604415221</text:p>
          </table:table-cell>
          <table:table-cell office:value-type="float" office:value="0.238681182747823" calcext:value-type="float">
            <text:p>0.238681182747823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database</text:p>
          </table:table-cell>
          <table:table-cell table:style-name="ce19" table:formula="of:=[.C$36]" office:value-type="float" office:value="1.47557741066043" calcext:value-type="float">
            <text:p>1.47557741066043</text:p>
          </table:table-cell>
          <table:table-cell table:style-name="ce19" table:formula="of:=[.C$37]" office:value-type="float" office:value="3.83650126771712" calcext:value-type="float">
            <text:p>3.83650126771712</text:p>
          </table:table-cell>
          <table:table-cell table:style-name="ce19" table:formula="of:=[.C$38]" office:value-type="float" office:value="0.111202935296148" calcext:value-type="float">
            <text:p>0.111202935296148</text:p>
          </table:table-cell>
          <table:table-cell/>
          <table:table-cell office:value-type="float" office:value="1.2113489597201" calcext:value-type="float">
            <text:p>1.2113489597201</text:p>
          </table:table-cell>
          <table:table-cell office:value-type="float" office:value="16.9084367648649" calcext:value-type="float">
            <text:p>16.9084367648649</text:p>
          </table:table-cell>
          <table:table-cell office:value-type="float" office:value="6.26595623487063" calcext:value-type="float">
            <text:p>6.26595623487063</text:p>
          </table:table-cell>
          <table:table-cell office:value-type="float" office:value="1.72973954319363" calcext:value-type="float">
            <text:p>1.72973954319363</text:p>
          </table:table-cell>
          <table:table-cell office:value-type="float" office:value="1.30141102096767" calcext:value-type="float">
            <text:p>1.30141102096767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computer</text:p>
          </table:table-cell>
          <table:table-cell table:style-name="ce19" table:formula="of:=[.D$36]" office:value-type="float" office:value="2.73696559416621" calcext:value-type="float">
            <text:p>2.73696559416621</text:p>
          </table:table-cell>
          <table:table-cell table:style-name="ce19" table:formula="of:=[.D$37]" office:value-type="float" office:value="0.580568459368589" calcext:value-type="float">
            <text:p>0.580568459368589</text:p>
          </table:table-cell>
          <table:table-cell table:style-name="ce19" table:formula="of:=[.D$38]" office:value-type="float" office:value="0" calcext:value-type="float">
            <text:p>0</text:p>
          </table:table-cell>
          <table:table-cell/>
          <table:table-cell office:value-type="float" office:value="1.63179756287066" calcext:value-type="float">
            <text:p>1.63179756287066</text:p>
          </table:table-cell>
          <table:table-cell office:value-type="float" office:value="6.26595623487063" calcext:value-type="float">
            <text:p>6.26595623487063</text:p>
          </table:table-cell>
          <table:table-cell office:value-type="float" office:value="7.82804039966321" calcext:value-type="float">
            <text:p>7.82804039966321</text:p>
          </table:table-cell>
          <table:table-cell office:value-type="float" office:value="0.256425209000995" calcext:value-type="float">
            <text:p>0.256425209000995</text:p>
          </table:table-cell>
          <table:table-cell office:value-type="float" office:value="0.335638769650959" calcext:value-type="float">
            <text:p>0.335638769650959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text</text:p>
          </table:table-cell>
          <table:table-cell table:style-name="ce19" table:formula="of:=[.E$36]" office:value-type="float" office:value="0" calcext:value-type="float">
            <text:p>0</text:p>
          </table:table-cell>
          <table:table-cell table:style-name="ce19" table:formula="of:=[.E$37]" office:value-type="float" office:value="0.441679538154512" calcext:value-type="float">
            <text:p>0.441679538154512</text:p>
          </table:table-cell>
          <table:table-cell table:style-name="ce19" table:formula="of:=[.E$38]" office:value-type="float" office:value="0.316857059980411" calcext:value-type="float">
            <text:p>0.316857059980411</text:p>
          </table:table-cell>
          <table:table-cell/>
          <table:table-cell office:value-type="float" office:value="0.0722976044152214" calcext:value-type="float">
            <text:p>0.072297604415221</text:p>
          </table:table-cell>
          <table:table-cell office:value-type="float" office:value="1.72973954319363" calcext:value-type="float">
            <text:p>1.72973954319363</text:p>
          </table:table-cell>
          <table:table-cell office:value-type="float" office:value="0.256425209000995" calcext:value-type="float">
            <text:p>0.256425209000995</text:p>
          </table:table-cell>
          <table:table-cell office:value-type="float" office:value="0.295479210883813" calcext:value-type="float">
            <text:p>0.295479210883813</text:p>
          </table:table-cell>
          <table:table-cell office:value-type="float" office:value="0.66660953288215" calcext:value-type="float">
            <text:p>0.66660953288215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information</text:p>
          </table:table-cell>
          <table:table-cell table:style-name="ce19" table:formula="of:=[.F$36]" office:value-type="float" office:value="0.0668063690063926" calcext:value-type="float">
            <text:p>0.066806369006393</text:p>
          </table:table-cell>
          <table:table-cell table:style-name="ce19" table:formula="of:=[.F$37]" office:value-type="float" office:value="0.263176605176698" calcext:value-type="float">
            <text:p>0.263176605176698</text:p>
          </table:table-cell>
          <table:table-cell table:style-name="ce19" table:formula="of:=[.F$38]" office:value-type="float" office:value="1.73696559416621" calcext:value-type="float">
            <text:p>1.73696559416621</text:p>
          </table:table-cell>
          <table:table-cell/>
          <table:table-cell office:value-type="float" office:value="0.238681182747823" calcext:value-type="float">
            <text:p>0.238681182747823</text:p>
          </table:table-cell>
          <table:table-cell office:value-type="float" office:value="1.30141102096767" calcext:value-type="float">
            <text:p>1.30141102096767</text:p>
          </table:table-cell>
          <table:table-cell office:value-type="float" office:value="0.335638769650959" calcext:value-type="float">
            <text:p>0.335638769650959</text:p>
          </table:table-cell>
          <table:table-cell office:value-type="float" office:value="0.66660953288215" calcext:value-type="float">
            <text:p>0.66660953288215</text:p>
          </table:table-cell>
          <table:table-cell office:value-type="float" office:value="3.09077449176933" calcext:value-type="float">
            <text:p>3.09077449176933</text:p>
          </table:table-cell>
          <table:table-cell table:number-columns-repeated="54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56"/>
        </table:table-row>
        <table:table-row table:style-name="ro2">
          <table:table-cell table:number-columns-repeated="5"/>
          <table:table-cell table:style-name="ce1" office:value-type="string" calcext:value-type="string">
            <text:p>retrieval</text:p>
          </table:table-cell>
          <table:table-cell table:style-name="ce18" table:number-columns-repeated="2"/>
          <table:table-cell table:number-columns-repeated="56"/>
        </table:table-row>
        <table:table-row table:style-name="ro2">
          <table:table-cell table:number-columns-repeated="5"/>
          <table:table-cell table:style-name="ce18"/>
          <table:table-cell table:style-name="ce1" office:value-type="string" calcext:value-type="string">
            <text:p>database</text:p>
          </table:table-cell>
          <table:table-cell table:style-name="ce18"/>
          <table:table-cell table:number-columns-repeated="56"/>
        </table:table-row>
        <table:table-row table:style-name="ro2">
          <table:table-cell table:number-columns-repeated="7"/>
          <table:table-cell table:style-name="ce1" office:value-type="string" calcext:value-type="string">
            <text:p>computer</text:p>
          </table:table-cell>
          <table:table-cell table:number-columns-repeated="56"/>
        </table:table-row>
        <table:table-row table:style-name="ro2">
          <table:table-cell table:number-columns-repeated="8"/>
          <table:table-cell table:style-name="ce1" office:value-type="string" calcext:value-type="string">
            <text:p>text</text:p>
          </table:table-cell>
          <table:table-cell table:number-columns-repeated="55"/>
        </table:table-row>
        <table:table-row table:style-name="ro2">
          <table:table-cell table:number-columns-repeated="9"/>
          <table:table-cell table:style-name="ce1" office:value-type="string" calcext:value-type="string">
            <text:p>information</text:p>
          </table:table-cell>
          <table:table-cell table:number-columns-repeated="54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8" table:number-columns-repeated="6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8" table:number-columns-repeated="55" table:default-cell-style-name="ce17"/>
        <table:table-row table:style-name="ro2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Doc #</text:p>
          </table:table-cell>
          <table:table-cell table:style-name="ce16" office:value-type="string" calcext:value-type="string">
            <text:p>Releva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/Precision rate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verage Precision</text:p>
          </table:table-cell>
          <table:table-cell table:number-columns-repeated="55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string" calcext:value-type="string">
            <text:p>X</text:p>
          </table:table-cell>
          <table:table-cell table:style-name="ce21" table:formula="of:=COUNTIF([.$C$2:.$C2];&quot;X&quot;)" office:value-type="float" office:value="1" calcext:value-type="float">
            <text:p>1</text:p>
          </table:table-cell>
          <table:table-cell table:style-name="ce21" table:formula="of:=[.$D2]/[.$D$11]" office:value-type="float" office:value="0.2" calcext:value-type="float">
            <text:p>0.2</text:p>
          </table:table-cell>
          <table:table-cell table:style-name="ce21" table:formula="of:=[.$D2]/[.$A2]" office:value-type="float" office:value="1" calcext:value-type="float">
            <text:p>1</text:p>
          </table:table-cell>
          <table:table-cell table:style-name="ce21" table:formula="of:=[.E2]/[.F2]" office:value-type="float" office:value="0.2" calcext:value-type="float">
            <text:p>0.2</text:p>
          </table:table-cell>
          <table:table-cell table:style-name="ce21" table:formula="of:=2/((1/[.E2])+(1/[.F2]))" office:value-type="float" office:value="0.333333333333333" calcext:value-type="float">
            <text:p>0.333333333333333</text:p>
          </table:table-cell>
          <table:table-cell table:style-name="ce21" table:formula="of:=SUM([.$F$2:.$F2])/[.D2]" office:value-type="float" office:value="1" calcext:value-type="float">
            <text:p>1</text:p>
          </table:table-cell>
          <table:table-cell table:style-name="ce21" table:number-columns-repeated="5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string" calcext:value-type="string">
            <text:p> </text:p>
          </table:table-cell>
          <table:table-cell table:formula="of:=COUNTIF([.$C$2:.$C3];&quot;X&quot;)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19" office:value-type="float" office:value="358" calcext:value-type="float">
            <text:p>358</text:p>
          </table:table-cell>
          <table:table-cell table:style-name="ce19" office:value-type="string" calcext:value-type="string">
            <text:p>X</text:p>
          </table:table-cell>
          <table:table-cell table:style-name="ce21" table:formula="of:=COUNTIF([.$C$2:.$C4];&quot;X&quot;)" office:value-type="float" office:value="2" calcext:value-type="float">
            <text:p>2</text:p>
          </table:table-cell>
          <table:table-cell table:style-name="ce21" table:formula="of:=[.$D4]/[.$D$11]" office:value-type="float" office:value="0.4" calcext:value-type="float">
            <text:p>0.4</text:p>
          </table:table-cell>
          <table:table-cell table:style-name="ce21" table:formula="of:=[.$D4]/[.$A4]" office:value-type="float" office:value="0.666666666666667" calcext:value-type="float">
            <text:p>0.666666666666667</text:p>
          </table:table-cell>
          <table:table-cell table:style-name="ce21" table:formula="of:=[.E4]/[.F4]" office:value-type="float" office:value="0.6" calcext:value-type="float">
            <text:p>0.6</text:p>
          </table:table-cell>
          <table:table-cell table:style-name="ce21" table:formula="of:=2/((1/[.E4])+(1/[.F4]))" office:value-type="float" office:value="0.5" calcext:value-type="float">
            <text:p>0.5</text:p>
          </table:table-cell>
          <table:table-cell table:style-name="ce21" table:formula="of:=SUM([.$F$2:.$F4])/[.D4]" office:value-type="float" office:value="0.833333333333333" calcext:value-type="float">
            <text:p>0.833333333333333</text:p>
          </table:table-cell>
          <table:table-cell table:style-name="ce21" table:number-columns-repeated="5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string" calcext:value-type="string">
            <text:p> </text:p>
          </table:table-cell>
          <table:table-cell table:formula="of:=COUNTIF([.$C$2:.$C5];&quot;X&quot;)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string" calcext:value-type="string">
            <text:p> </text:p>
          </table:table-cell>
          <table:table-cell table:formula="of:=COUNTIF([.$C$2:.$C6];&quot;X&quot;)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X</text:p>
          </table:table-cell>
          <table:table-cell table:style-name="ce21" table:formula="of:=COUNTIF([.$C$2:.$C7];&quot;X&quot;)" office:value-type="float" office:value="3" calcext:value-type="float">
            <text:p>3</text:p>
          </table:table-cell>
          <table:table-cell table:style-name="ce21" table:formula="of:=[.$D7]/[.$D$11]" office:value-type="float" office:value="0.6" calcext:value-type="float">
            <text:p>0.6</text:p>
          </table:table-cell>
          <table:table-cell table:style-name="ce21" table:formula="of:=[.$D7]/[.$A7]" office:value-type="float" office:value="0.5" calcext:value-type="float">
            <text:p>0.5</text:p>
          </table:table-cell>
          <table:table-cell table:style-name="ce21" table:formula="of:=[.E7]/[.F7]" office:value-type="float" office:value="1.2" calcext:value-type="float">
            <text:p>1.2</text:p>
          </table:table-cell>
          <table:table-cell table:style-name="ce21" table:formula="of:=2/((1/[.E7])+(1/[.F7]))" office:value-type="float" office:value="0.545454545454545" calcext:value-type="float">
            <text:p>0.545454545454545</text:p>
          </table:table-cell>
          <table:table-cell table:style-name="ce21" table:formula="of:=SUM([.$F$2:.$F7])/[.D7]" office:value-type="float" office:value="0.722222222222222" calcext:value-type="float">
            <text:p>0.722222222222222</text:p>
          </table:table-cell>
          <table:table-cell table:style-name="ce21" table:number-columns-repeated="55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string" calcext:value-type="string">
            <text:p> </text:p>
          </table:table-cell>
          <table:table-cell table:formula="of:=COUNTIF([.$C$2:.$C8];&quot;X&quot;)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 </text:p>
          </table:table-cell>
          <table:table-cell table:formula="of:=COUNTIF([.$C$2:.$C9];&quot;X&quot;)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9" office:value-type="float" office:value="860" calcext:value-type="float">
            <text:p>860</text:p>
          </table:table-cell>
          <table:table-cell table:style-name="ce19" office:value-type="string" calcext:value-type="string">
            <text:p>X</text:p>
          </table:table-cell>
          <table:table-cell table:style-name="ce21" table:formula="of:=COUNTIF([.$C$2:.$C10];&quot;X&quot;)" office:value-type="float" office:value="4" calcext:value-type="float">
            <text:p>4</text:p>
          </table:table-cell>
          <table:table-cell table:style-name="ce21" table:formula="of:=[.$D10]/[.$D$11]" office:value-type="float" office:value="0.8" calcext:value-type="float">
            <text:p>0.8</text:p>
          </table:table-cell>
          <table:table-cell table:style-name="ce21" table:formula="of:=[.$D10]/[.$A10]" office:value-type="float" office:value="0.444444444444444" calcext:value-type="float">
            <text:p>0.444444444444444</text:p>
          </table:table-cell>
          <table:table-cell table:style-name="ce21" table:formula="of:=[.E10]/[.F10]" office:value-type="float" office:value="1.8" calcext:value-type="float">
            <text:p>1.8</text:p>
          </table:table-cell>
          <table:table-cell table:style-name="ce21" table:formula="of:=2/((1/[.E10])+(1/[.F10]))" office:value-type="float" office:value="0.571428571428571" calcext:value-type="float">
            <text:p>0.571428571428571</text:p>
          </table:table-cell>
          <table:table-cell table:style-name="ce21" table:formula="of:=SUM([.$F$2:.$F10])/[.D10]" office:value-type="float" office:value="0.652777777777778" calcext:value-type="float">
            <text:p>0.652777777777778</text:p>
          </table:table-cell>
          <table:table-cell table:style-name="ce21" table:number-columns-repeated="55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string" calcext:value-type="string">
            <text:p>X</text:p>
          </table:table-cell>
          <table:table-cell table:style-name="ce21" table:formula="of:=COUNTIF([.$C$2:.$C11];&quot;X&quot;)" office:value-type="float" office:value="5" calcext:value-type="float">
            <text:p>5</text:p>
          </table:table-cell>
          <table:table-cell table:style-name="ce21" table:formula="of:=[.$D11]/[.$D$11]" office:value-type="float" office:value="1" calcext:value-type="float">
            <text:p>1</text:p>
          </table:table-cell>
          <table:table-cell table:style-name="ce21" table:formula="of:=[.$D11]/[.$A11]" office:value-type="float" office:value="0.5" calcext:value-type="float">
            <text:p>0.5</text:p>
          </table:table-cell>
          <table:table-cell table:style-name="ce21" table:formula="of:=[.E11]/[.F11]" office:value-type="float" office:value="2" calcext:value-type="float">
            <text:p>2</text:p>
          </table:table-cell>
          <table:table-cell table:style-name="ce21" table:formula="of:=2/((1/[.E11])+(1/[.F11]))" office:value-type="float" office:value="0.666666666666667" calcext:value-type="float">
            <text:p>0.666666666666667</text:p>
          </table:table-cell>
          <table:table-cell table:style-name="ce21" table:formula="of:=SUM([.$F$2:.$F11])/[.D11]" office:value-type="float" office:value="0.622222222222222" calcext:value-type="float">
            <text:p>0.622222222222222</text:p>
          </table:table-cell>
          <table:table-cell table:style-name="ce21"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table:formula="of:=AVERAGE([.I1:.I11])" office:value-type="float" office:value="0.766111111111111" calcext:value-type="float">
            <text:p>0.766111111111111</text:p>
          </table:table-cell>
          <table:table-cell table:number-columns-repeated="55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table-column table:style-name="co8" table:number-columns-repeated="7" table:default-cell-style-name="Default"/>
        <table:table-row table:style-name="ro2">
          <table:table-cell office:value-type="string" calcext:value-type="string">
            <text:p>q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table:style-name="ce22" table:formula="of:=[.B1]+[.B2]-[.B3]" office:value-type="float" office:value="-4" calcext:value-type="float">
            <text:p>-4</text:p>
          </table:table-cell>
          <table:table-cell table:style-name="ce22" table:formula="of:=[.C1]+[.C2]-[.C3]" office:value-type="float" office:value="2" calcext:value-type="float">
            <text:p>2</text:p>
          </table:table-cell>
          <table:table-cell table:style-name="ce22" table:formula="of:=[.D1]+[.D2]-[.D3]" office:value-type="float" office:value="-1" calcext:value-type="float">
            <text:p>-1</text:p>
          </table:table-cell>
          <table:table-cell table:style-name="ce22" table:formula="of:=[.E1]+[.E2]-[.E3]" office:value-type="float" office:value="6" calcext:value-type="float">
            <text:p>6</text:p>
          </table:table-cell>
          <table:table-cell table:style-name="ce22" table:formula="of:=[.F1]+[.F2]-[.F3]" office:value-type="float" office:value="-2" calcext:value-type="float">
            <text:p>-2</text:p>
          </table:table-cell>
          <table:table-cell table:style-name="ce22" table:formula="of:=[.G1]+[.G2]-[.G3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table:style-name="ce23" table:formula="of:=[.B4]+[.B5]-[.B6]" office:value-type="float" office:value="-1" calcext:value-type="float">
            <text:p>-1</text:p>
          </table:table-cell>
          <table:table-cell table:style-name="ce23" table:formula="of:=[.C4]+[.C5]-[.C6]" office:value-type="float" office:value="4" calcext:value-type="float">
            <text:p>4</text:p>
          </table:table-cell>
          <table:table-cell table:style-name="ce23" table:formula="of:=[.D4]+[.D5]-[.D6]" office:value-type="float" office:value="-2" calcext:value-type="float">
            <text:p>-2</text:p>
          </table:table-cell>
          <table:table-cell table:style-name="ce23" table:formula="of:=[.E4]+[.E5]-[.E6]" office:value-type="float" office:value="7" calcext:value-type="float">
            <text:p>7</text:p>
          </table:table-cell>
          <table:table-cell table:style-name="ce23" table:formula="of:=[.F4]+[.F5]-[.F6]" office:value-type="float" office:value="-1" calcext:value-type="float">
            <text:p>-1</text:p>
          </table:table-cell>
          <table:table-cell table:style-name="ce23" table:formula="of:=[.G4]+[.G5]-[.G6]" office:value-type="float" office:value="6" calcext:value-type="float">
            <text:p>6</text:p>
          </table:table-cell>
        </table:table-row>
      </table:table>
      <table:table table:name="Sheet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4:57:07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11:59:44.605000000</meta:creation-date>
    <dc:date>2020-06-20T14:42:13.997000000</dc:date>
    <meta:editing-duration>PT2H41M54S</meta:editing-duration>
    <meta:editing-cycles>70</meta:editing-cycles>
    <meta:generator>LibreOffice/6.4.3.2$Windows_X86_64 LibreOffice_project/747b5d0ebf89f41c860ec2a39efd7cb15b54f2d8</meta:generator>
    <meta:document-statistic meta:table-count="4" meta:cell-count="412" meta:object-count="0"/>
  </office:meta>
</office:document-meta>
</file>